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8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DEC2HEX([.C10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684104562" calcext:value-type="float">
            <text:p>1684104562</text:p>
          </table:table-cell>
          <table:table-cell table:formula="of:=DEC2HEX([.C11])" office:value-type="string" office:string-value="64616572" calcext:value-type="string">
            <text:p>64616572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DEC2HEX([.C1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DEC2HEX([.C1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DEC2HEX([.C1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DEC2HEX([.C1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4262162688" calcext:value-type="float">
            <text:p>4262162688</text:p>
          </table:table-cell>
          <table:table-cell table:formula="of:=DEC2HEX([.C16])" office:value-type="string" office:string-value="FE0B7100" calcext:value-type="string">
            <text:p>FE0B710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160665120" calcext:value-type="float">
            <text:p>4160665120</text:p>
          </table:table-cell>
          <table:table-cell table:formula="of:=DEC2HEX([.C17])" office:value-type="string" office:string-value="F7FEB620" calcext:value-type="string">
            <text:p>F7FEB620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DEC2HEX([.C1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34515209" calcext:value-type="float">
            <text:p>134515209</text:p>
          </table:table-cell>
          <table:table-cell table:formula="of:=DEC2HEX([.C19])" office:value-type="string" office:string-value="8048A09" calcext:value-type="string">
            <text:p>8048A09</text:p>
          </table:table-cell>
          <table:table-cell office:value-type="string" calcext:value-type="string">
            <text:p>&lt;__libc_csu_init&gt;: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160548852" calcext:value-type="float">
            <text:p>4160548852</text:p>
          </table:table-cell>
          <table:table-cell table:formula="of:=DEC2HEX([.C20])" office:value-type="string" office:string-value="F7FCEFF4" calcext:value-type="string">
            <text:p>F7FCEFF4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DEC2HEX([.C2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DEC2HEX([.C2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DEC2HEX([.C2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158936339" calcext:value-type="float">
            <text:p>4158936339</text:p>
          </table:table-cell>
          <table:table-cell table:formula="of:=DEC2HEX([.C24])" office:value-type="string" office:string-value="F7E45513" calcext:value-type="string">
            <text:p>F7E45513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DEC2HEX([.C25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294956932" calcext:value-type="float">
            <text:p>4294956932</text:p>
          </table:table-cell>
          <table:table-cell table:formula="of:=DEC2HEX([.C26])" office:value-type="string" office:string-value="FFFFD784" calcext:value-type="string">
            <text:p>FFFFD784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294956940" calcext:value-type="float">
            <text:p>4294956940</text:p>
          </table:table-cell>
          <table:table-cell table:formula="of:=DEC2HEX([.C27])" office:value-type="string" office:string-value="FFFFD78C" calcext:value-type="string">
            <text:p>FFFFD78C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160565248" calcext:value-type="float">
            <text:p>4160565248</text:p>
          </table:table-cell>
          <table:table-cell table:formula="of:=DEC2HEX([.C28])" office:value-type="string" office:string-value="F7FD3000" calcext:value-type="string">
            <text:p>F7FD300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DEC2HEX([.C2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294956828" calcext:value-type="float">
            <text:p>4294956828</text:p>
          </table:table-cell>
          <table:table-cell table:formula="of:=DEC2HEX([.C30])" office:value-type="string" office:string-value="FFFFD71C" calcext:value-type="string">
            <text:p>FFFFD71C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294956940" calcext:value-type="float">
            <text:p>4294956940</text:p>
          </table:table-cell>
          <table:table-cell table:formula="of:=DEC2HEX([.C31])" office:value-type="string" office:string-value="FFFFD78C" calcext:value-type="string">
            <text:p>FFFFD78C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DEC2HEX([.C3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34513336" calcext:value-type="float">
            <text:p>134513336</text:p>
          </table:table-cell>
          <table:table-cell table:formula="of:=DEC2HEX([.C33])" office:value-type="string" office:string-value="80482B8" calcext:value-type="string">
            <text:p>80482B8</text:p>
          </table:table-cell>
          <table:table-cell office:value-type="string" calcext:value-type="string">
            <text:p>&lt;before ./level07&gt;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160548852" calcext:value-type="float">
            <text:p>4160548852</text:p>
          </table:table-cell>
          <table:table-cell table:formula="of:=DEC2HEX([.C34])" office:value-type="string" office:string-value="F7FCEFF4" calcext:value-type="string">
            <text:p>F7FCEFF4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DEC2HEX([.C3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DEC2HEX([.C3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DEC2HEX([.C3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382739213" calcext:value-type="float">
            <text:p>2382739213</text:p>
          </table:table-cell>
          <table:table-cell table:formula="of:=DEC2HEX([.C38])" office:value-type="string" office:string-value="8E05B70D" calcext:value-type="string">
            <text:p>8E05B70D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103912733" calcext:value-type="float">
            <text:p>3103912733</text:p>
          </table:table-cell>
          <table:table-cell table:formula="of:=DEC2HEX([.C39])" office:value-type="string" office:string-value="B901F31D" calcext:value-type="string">
            <text:p>B901F31D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DEC2HEX([.C4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DEC2HEX([.C4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DEC2HEX([.C4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DEC2HEX([.C43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4513936" calcext:value-type="float">
            <text:p>134513936</text:p>
          </table:table-cell>
          <table:table-cell table:formula="of:=DEC2HEX([.C44])" office:value-type="string" office:string-value="8048510" calcext:value-type="string">
            <text:p>8048510</text:p>
          </table:table-cell>
          <table:table-cell office:value-type="string" calcext:value-type="string">
            <text:p>&lt;_start&gt;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DEC2HEX([.C4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4160686672" calcext:value-type="float">
            <text:p>4160686672</text:p>
          </table:table-cell>
          <table:table-cell table:formula="of:=DEC2HEX([.C46])" office:value-type="string" office:string-value="F7FF0A50" calcext:value-type="string">
            <text:p>F7FF0A50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158936105" calcext:value-type="float">
            <text:p>4158936105</text:p>
          </table:table-cell>
          <table:table-cell table:formula="of:=DEC2HEX([.C47])" office:value-type="string" office:string-value="F7E45429" calcext:value-type="string">
            <text:p>F7E45429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4160737268" calcext:value-type="float">
            <text:p>4160737268</text:p>
          </table:table-cell>
          <table:table-cell table:formula="of:=DEC2HEX([.C48])" office:value-type="string" office:string-value="F7FFCFF4" calcext:value-type="string">
            <text:p>F7FFCFF4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DEC2HEX([.C49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34513936" calcext:value-type="float">
            <text:p>134513936</text:p>
          </table:table-cell>
          <table:table-cell table:formula="of:=DEC2HEX([.C50])" office:value-type="string" office:string-value="8048510" calcext:value-type="string">
            <text:p>8048510</text:p>
          </table:table-cell>
          <table:table-cell office:value-type="string" calcext:value-type="string">
            <text:p>&lt;_start&gt;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DEC2HEX([.C5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34513969" calcext:value-type="float">
            <text:p>134513969</text:p>
          </table:table-cell>
          <table:table-cell table:formula="of:=DEC2HEX([.C52])" office:value-type="string" office:string-value="8048531" calcext:value-type="string">
            <text:p>8048531</text:p>
          </table:table-cell>
          <table:table-cell office:value-type="string" calcext:value-type="string">
            <text:p>after &lt;<text:a xlink:href="mailto:__libc_start_main@plt" xlink:type="simple">__libc_start_main@plt</text:a>&gt;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34514467" calcext:value-type="float">
            <text:p>134514467</text:p>
          </table:table-cell>
          <table:table-cell table:formula="of:=DEC2HEX([.C53])" office:value-type="string" office:string-value="8048723" calcext:value-type="string">
            <text:p>8048723</text:p>
          </table:table-cell>
          <table:table-cell office:value-type="string" calcext:value-type="string">
            <text:p>&lt;main&gt;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DEC2HEX([.C54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294956932" calcext:value-type="float">
            <text:p>4294956932</text:p>
          </table:table-cell>
          <table:table-cell table:formula="of:=DEC2HEX([.C55])" office:value-type="string" office:string-value="FFFFD784" calcext:value-type="string">
            <text:p>FFFFD784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34515200" calcext:value-type="float">
            <text:p>134515200</text:p>
          </table:table-cell>
          <table:table-cell table:formula="of:=DEC2HEX([.C56])" office:value-type="string" office:string-value="8048A00" calcext:value-type="string">
            <text:p>8048A00</text:p>
          </table:table-cell>
          <table:table-cell office:value-type="string" calcext:value-type="string">
            <text:p>&lt;__libc_csu_init&gt;</text:p>
          </table:table-cell>
        </table:table-row>
        <table:table-row table:style-name="ro1">
          <table:table-cell table:style-name="ce1"/>
          <table:table-cell office:value-type="float" office:value="147" calcext:value-type="float">
            <text:p>147</text:p>
          </table:table-cell>
          <table:table-cell office:value-type="float" office:value="134515312" calcext:value-type="float">
            <text:p>134515312</text:p>
          </table:table-cell>
          <table:table-cell table:formula="of:=DEC2HEX([.C57])" office:value-type="string" office:string-value="8048A70" calcext:value-type="string">
            <text:p>8048A70</text:p>
          </table:table-cell>
          <table:table-cell office:value-type="string" calcext:value-type="string">
            <text:p>NOP end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160665120" calcext:value-type="float">
            <text:p>4160665120</text:p>
          </table:table-cell>
          <table:table-cell table:formula="of:=DEC2HEX([.C58])" office:value-type="string" office:string-value="F7FEB620" calcext:value-type="string">
            <text:p>F7FEB62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4294956924" calcext:value-type="float">
            <text:p>4294956924</text:p>
          </table:table-cell>
          <table:table-cell table:formula="of:=DEC2HEX([.C59])" office:value-type="string" office:string-value="FFFFD77C" calcext:value-type="string">
            <text:p>FFFFD77C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160739608" calcext:value-type="float">
            <text:p>4160739608</text:p>
          </table:table-cell>
          <table:table-cell table:formula="of:=DEC2HEX([.C60])" office:value-type="string" office:string-value="F7FFD918" calcext:value-type="string">
            <text:p>F7FFD918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DEC2HEX([.C61])" office:value-type="string" office:string-value="1" calcext:value-type="string">
            <text:p>1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294957230" calcext:value-type="float">
            <text:p>4294957230</text:p>
          </table:table-cell>
          <table:table-cell table:formula="of:=DEC2HEX([.C62])" office:value-type="string" office:string-value="FFFFD8AE" calcext:value-type="string">
            <text:p>FFFFD8AE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  <table:table-cell table:formula="of:=DEC2HEX([.C6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table:formula="of:=DEC2HEX([.C6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table:formula="of:=DEC2HEX([.C6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table:formula="of:=DEC2HEX([.C6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table:formula="of:=DEC2HEX([.C6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table:formula="of:=DEC2HEX([.C6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table:formula="of:=DEC2HEX([.C6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table:formula="of:=DEC2HEX([.C7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table:formula="of:=DEC2HEX([.C7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table:formula="of:=DEC2HEX([.C7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table:formula="of:=DEC2HEX([.C7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table:formula="of:=DEC2HEX([.C7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table:formula="of:=DEC2HEX([.C7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table:formula="of:=DEC2HEX([.C7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formula="of:=DEC2HEX([.C7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table:formula="of:=DEC2HEX([.C7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table:formula="of:=DEC2HEX([.C7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table:formula="of:=DEC2HEX([.C8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table:formula="of:=DEC2HEX([.C8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table:formula="of:=DEC2HEX([.C8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table:formula="of:=DEC2HEX([.C8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table:formula="of:=DEC2HEX([.C8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table:formula="of:=DEC2HEX([.C8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table:formula="of:=DEC2HEX([.C8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table:formula="of:=DEC2HEX([.C8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table:formula="of:=DEC2HEX([.C8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table:formula="of:=DEC2HEX([.C8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table:formula="of:=DEC2HEX([.C9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table:formula="of:=DEC2HEX([.C9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table:formula="of:=DEC2HEX([.C9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table:formula="of:=DEC2HEX([.C9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table:formula="of:=DEC2HEX([.C9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table:formula="of:=DEC2HEX([.C9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table:formula="of:=DEC2HEX([.C9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table:formula="of:=DEC2HEX([.C9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table:formula="of:=DEC2HEX([.C9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table:formula="of:=DEC2HEX([.C9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  <table:table-cell table:formula="of:=DEC2HEX([.C100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/>
          <table:table-cell table:formula="of:=DEC2HEX([.C101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table:formula="of:=DEC2HEX([.C102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table:formula="of:=DEC2HEX([.C103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table:formula="of:=DEC2HEX([.C104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/>
          <table:table-cell table:formula="of:=DEC2HEX([.C105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/>
          <table:table-cell table:formula="of:=DEC2HEX([.C106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table:formula="of:=DEC2HEX([.C107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/>
          <table:table-cell table:formula="of:=DEC2HEX([.C108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table:formula="of:=DEC2HEX([.C109]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formula="of:=DEC2HEX([.C110])" office:value-type="string" office:string-value="0" calcext:value-type="string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06:14.417443907</meta:creation-date>
    <dc:date>2024-01-23T00:09:57.809482913</dc:date>
    <meta:editing-duration>PT2H3M46S</meta:editing-duration>
    <meta:editing-cycles>1</meta:editing-cycles>
    <meta:document-statistic meta:table-count="1" meta:cell-count="264" meta:object-count="0"/>
    <meta:generator>LibreOffice/7.4.7.2$Linux_X86_64 LibreOffice_project/40$Build-2</meta:generator>
  </office:meta>
</office:document-meta>
</file>